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bbcb" officeooo:paragraph-rsid="0001bbc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1bbcb" officeooo:paragraph-rsid="0001bbcb" style:font-size-asian="14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bcb" officeooo:paragraph-rsid="0001bbc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b7e1" officeooo:paragraph-rsid="0003b7e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66b6" officeooo:paragraph-rsid="000566b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6b855" officeooo:paragraph-rsid="0006b855" style:font-size-asian="14pt" style:font-style-asian="italic" style:font-weight-asian="bold" style:font-size-complex="16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cherches</text:p>
      <text:p text:style-name="P1"/>
      <text:p text:style-name="P2">Robi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livi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lias</text:p>
      <text:p text:style-name="P2"/>
      <text:p text:style-name="P2"/>
      <text:p text:style-name="P4">Drone de course : drone fais pour les courses et les championnats, ils ont une grande vitesse et sont asser petit pour pouvoir aller aussi vite(+ de 100km/h à vitesse max). Des championnats mondiaux sont organisés tout les ans avec plusieurs milliers de dollars à gagner.</text:p>
      <text:p text:style-name="P4"/>
      <text:p text:style-name="P5">Drone de photographie : créé pour la photographie avec une portée pour les milieux de game de 2 km pour pouvoir prendre des photos de loi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bd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12-01T11:29:22.213000000</dc:date>
    <meta:editing-duration>PT6M33S</meta:editing-duration>
    <meta:editing-cycles>4</meta:editing-cycles>
    <meta:document-statistic meta:table-count="0" meta:image-count="0" meta:object-count="0" meta:page-count="4" meta:paragraph-count="7" meta:word-count="77" meta:character-count="441" meta:non-whitespace-character-count="371"/>
  </office:meta>
</office:document-meta>
</file>